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9.2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29.265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.9cm" draw:transform="rotate (-1.5690509975429) translate (1.897cm -0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9.765cm" svg:height="1.9cm" draw:transform="rotate (-1.5690509975429) translate (20.997cm -0.00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1:25:27.503545678</dc:date>
    <meta:editing-duration>PT42M55S</meta:editing-duration>
    <meta:editing-cycles>4</meta:editing-cycles>
    <meta:generator>LibreOffice/6.0.7.3$Linux_X86_64 LibreOffice_project/00m0$Build-3</meta:generator>
    <meta:document-statistic meta:object-count="2"/>
  </office:meta>
</office:document-meta>
</file>